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 style:list-style-name="L5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align="start" text:enable-numbering="true" fo:text-indent="-0.635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fo:text-indent="-0.9cm"/>
      <style:text-properties fo:color="#ffff00"/>
    </style:style>
    <style:style style:name="P8" style:family="paragraph">
      <style:paragraph-properties fo:margin-left="0.6cm" fo:margin-right="0cm" fo:text-indent="-0.6cm"/>
      <style:text-properties fo:font-size="16pt"/>
    </style:style>
    <style:style style:name="P9" style:family="paragraph">
      <style:paragraph-properties fo:margin-left="0cm" fo:margin-right="0cm" fo:text-indent="0cm"/>
      <style:text-properties fo:font-size="36pt"/>
    </style:style>
    <style:style style:name="P10" style:family="paragraph">
      <style:paragraph-properties fo:margin-left="3.6cm" fo:margin-right="0cm" text:enable-numbering="false" fo:text-indent="-0.6cm"/>
    </style:style>
    <style:style style:name="P11" style:family="paragraph">
      <style:paragraph-properties fo:margin-left="1.2cm" fo:margin-right="0cm" text:enable-numbering="true" fo:text-indent="-0.9cm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4.8cm" fo:margin-right="0cm" text:enable-numbering="false" fo:text-indent="-0.6cm"/>
    </style:style>
    <style:style style:name="P14" style:family="paragraph">
      <style:paragraph-properties fo:margin-left="6cm" fo:margin-right="0cm" text:enable-numbering="false" fo:text-indent="-0.6cm"/>
    </style:style>
    <style:style style:name="P15" style:family="paragraph">
      <style:paragraph-properties fo:margin-left="1.2cm" fo:margin-right="0cm" text:enable-numbering="false" fo:text-indent="-0.9cm"/>
      <style:text-properties fo:font-size="22pt" fo:font-weight="bold"/>
    </style:style>
    <style:style style:name="P16" style:family="paragraph">
      <style:paragraph-properties fo:margin-left="0cm" fo:margin-right="0cm" fo:text-indent="0cm"/>
      <style:text-properties fo:color="#23ff23" fo:font-size="20pt" fo:font-weight="bold"/>
    </style:style>
    <style:style style:name="P17" style:family="paragraph">
      <style:paragraph-properties fo:text-align="center"/>
    </style:style>
    <style:style style:name="P18" style:family="paragraph">
      <style:paragraph-properties fo:margin-left="7.2cm" fo:margin-right="0cm" text:enable-numbering="false" fo:text-indent="-0.6cm"/>
    </style:style>
    <style:style style:name="T1" style:family="text">
      <style:text-properties fo:font-size="18pt" fo:font-style="italic" fo:font-weight="bold"/>
    </style:style>
    <style:style style:name="T2" style:family="text">
      <style:text-properties fo:color="#ffff00"/>
    </style:style>
    <style:style style:name="T3" style:family="text">
      <style:text-properties fo:color="#ffffff"/>
    </style:style>
    <style:style style:name="T4" style:family="text">
      <style:text-properties fo:font-size="36pt"/>
    </style:style>
    <style:style style:name="T5" style:family="text">
      <style:text-properties fo:color="#23ff23"/>
    </style:style>
    <style:style style:name="T6" style:family="text">
      <style:text-properties fo:color="#ff8080"/>
    </style:style>
    <style:style style:name="T7" style:family="text">
      <style:text-properties fo:color="#23ff23" fo:font-size="20pt" fo:font-weight="bold"/>
    </style:style>
    <style:style style:name="T8" style:family="text">
      <style:text-properties fo:font-size="20pt" fo:font-weight="bold"/>
    </style:style>
    <style:style style:name="T9" style:family="text">
      <style:text-properties fo:color="#ff8080" fo:font-size="20pt" fo:font-weight="bold"/>
    </style:style>
    <style:style style:name="T10" style:family="text">
      <style:text-properties fo:color="#ffcc99" fo:font-size="22pt" fo:font-weight="bold"/>
    </style:style>
    <style:style style:name="T11" style:family="text">
      <style:text-properties fo:font-size="22pt" fo:font-weight="bold"/>
    </style:style>
    <style:style style:name="T12" style:family="text">
      <style:text-properties fo:color="#00ffff" fo:font-size="22pt" fo:font-weight="bold"/>
    </style:style>
    <style:style style:name="T13" style:family="text">
      <style:text-properties fo:color="#23ff23" fo:font-size="22pt" fo:font-weight="bold"/>
    </style:style>
    <style:style style:name="T14" style:family="text">
      <style:text-properties fo:color="#ccccff" fo:font-size="22pt" fo:font-weight="bold"/>
    </style:style>
    <style:style style:name="T15" style:family="text">
      <style:text-properties fo:color="#ff3366" fo:font-size="22pt" fo:font-weight="bold"/>
    </style:style>
    <style:style style:name="T16" style:family="text">
      <style:text-properties fo:color="#ffffff" fo:font-size="24pt" fo:font-weight="normal"/>
    </style:style>
    <style:style style:name="T17" style:family="text">
      <style:text-properties fo:color="#ff8080" fo:font-size="22pt" fo:font-weight="bold"/>
    </style:style>
    <style:style style:name="T18" style:family="text">
      <style:text-properties fo:color="#ffffff" fo:font-size="22pt" fo:font-weight="bold"/>
    </style:style>
    <style:style style:name="T19" style:family="text">
      <style:text-properties fo:color="#23ff23" fo:font-size="24pt" fo:font-weight="bold"/>
    </style:style>
    <style:style style:name="T20" style:family="text">
      <style:text-properties fo:color="#ff8080" fo:font-size="24pt" fo:font-weight="bold"/>
    </style:style>
    <style:style style:name="T21" style:family="text">
      <style:text-properties fo:color="#ccccff"/>
    </style:style>
    <style:style style:name="T22" style:family="text">
      <style:text-properties fo:color="#ffff00"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color="#ccccff"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5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§5.5-5.10, Py ch8</presentation:footer-decl>
      <presentation:footer-decl presentation:name="ftr2">CMPTxxxx</presentation:footer-decl>
      <presentation:date-time-decl presentation:name="dtd1" presentation:source="fixed">29 Sep 2006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§5.5-5.10: Arrays<text:line-break/>Py ch8: Lists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29 Sep 200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6.985cm" svg:height="1.905cm" svg:x="20.322cm" svg:y="10.137cm">
          <text:list text:style-name="L3">
            <text:list-item>
              <text:p text:style-name="P2"><text:span text:style-name="T1">devo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of last time ( §5.1-5.3)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2">Call stack, backtrace</text:span></text:p>
              </text:list-item>
            </text:list>
            <text:list text:style-name="L4">
              <text:list-item>
                <text:p text:style-name="P5"><text:span text:style-name="T2">Abstract Data Typ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Type hierarchy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">Enumerations</text:span></text:p>
              </text:list-item>
            </text:list>
            <text:list text:style-name="L4">
              <text:list-item>
                <text:p text:style-name="P5"><text:span text:style-name="T2">Array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9" draw:layer="layout" svg:width="25.199cm" svg:height="3.178cm" svg:x="1cm" svg:y="0.337cm" presentation:class="title" presentation:user-transformed="true">
          <draw:text-box>
            <text:p text:style-name="P1"><text:span text:style-name="T4">What's on for today (§5.5-5.10, Py ch8)</text:span>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Python <text:span text:style-name="T2">lists</text:span> vs. M2/C <text:span text:style-name="T2">arrays</text:span></text:p>
              </text:list-item>
            </text:list>
            <text:list text:style-name="L4">
              <text:list-item>
                <text:p text:style-name="P5">Lists as function <text:span text:style-name="T2">parameters</text:span></text:p>
              </text:list-item>
            </text:list>
            <text:list text:style-name="L4">
              <text:list-item>
                <text:p text:style-name="P5"><text:span text:style-name="T2">Multidimensional</text:span> arrays/lists</text:p>
              </text:list-item>
            </text:list>
            <text:list text:style-name="L4">
              <text:list-item>
                <text:p text:style-name="P5"><text:span text:style-name="T2">Python</text:span>-specific list operations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Membership</text:span> (<text:span text:style-name="T5">in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Concatenate</text:span> (<text:span text:style-name="T5">+</text:span>), <text:span text:style-name="T2">repeat</text:span> (<text:span text:style-name="T5">*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Delete</text:span> (<text:span text:style-name="T5">del</text:span>), <text:span text:style-name="T2">slice</text:span> (<text:span text:style-name="T5">[s:e]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Aliasing</text:span> vs. <text:span text:style-name="T2">copying</text:span> list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Lists in Python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Python doesn't have a built-in type exactly like arrays, but it does have <text:span text:style-name="T2">lists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5">nelliesWages = [0.0, 25.75, 0.0, 0.0, 0.0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5">nelliesWages[1]</text:span><text:span text:style-name="T5"><text:tab/></text:span><text:tab/><text:tab/><text:tab/><text:span text:style-name="T6"># returns 25.75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1">Under the covers, Python often <text:span text:style-name="T2">implements</text:span> lists using arrays, but lists are more <text:span text:style-name="T2">powerful</text:span>:</text:p>
              </text:list-item>
            </text:list>
            <text:list text:style-name="L4">
              <text:list-item>
                <text:list>
                  <text:list-item>
                    <text:p text:style-name="P12">Can change <text:span text:style-name="T2">length</text:span> dynamicall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Can store items of different <text:span text:style-name="T2">typ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Can <text:span text:style-name="T2">delete</text:span>/<text:span text:style-name="T2">insert</text:span> items mid-list</text:p>
                  </text:list-item>
                </text:list>
              </text:list-item>
            </text:list>
            <text:list text:style-name="L4">
              <text:list-item>
                <text:p text:style-name="P11">For now, we'll treat Python lists as <text:span text:style-name="T2">array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Using list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We know one way to generate a list: <text:span text:style-name="T5">range()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7">range(10)</text:span><text:span text:style-name="T8"><text:tab/></text:span><text:span text:style-name="T8"><text:tab/></text:span><text:span text:style-name="T9"># returns [0, 1, 2, 3, 4, 5, 6, 7, 8, 9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1">Or create directly in square <text:span text:style-name="T2">brackets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7">myApples = ["Fuji", "Gala", "Red Delicious"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1">We can <text:span text:style-name="T2">iterate</text:span> through a list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7">for idx in range(len(myApples)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7">print "I like", myApples[idx], "apples!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1">Even easier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7">for apple in myApples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7">print "I like", apple, "apples!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rrays as parameters</text:p>
          </draw:text-box>
        </draw:frame>
        <draw:frame presentation:style-name="pr5" draw:text-style-name="P15" draw:layer="layout" svg:width="25.199cm" svg:height="14.705cm" svg:x="1.4cm" svg:y="4.507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0">def</text:span><text:span text:style-name="T11"> </text:span><text:span text:style-name="T12">average</text:span><text:span text:style-name="T11">(array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3">"""Return the average of the array's value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3">pre: array should have scalar values (float, int) and not be empty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3">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4">sum</text:span><text:span text:style-name="T11"> =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0">for</text:span><text:span text:style-name="T11"> elt </text:span><text:span text:style-name="T10">in</text:span><text:span text:style-name="T11"> array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14">sum</text:span><text:span text:style-name="T11"> += el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0">return</text:span><text:span text:style-name="T11"> </text:span><text:span text:style-name="T14">sum</text:span><text:span text:style-name="T11"> / </text:span><text:span text:style-name="T14">len</text:span><text:span text:style-name="T11">(array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1">myList = </text:span><text:span text:style-name="T14">range</text:span><text:span text:style-name="T11">(9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0">print</text:span><text:span text:style-name="T11"> average(myList)</text:span><text:span text:style-name="T11"><text:tab/></text:span><text:span text:style-name="T11"><text:tab/></text:span><text:span text:style-name="T11"><text:tab/></text:span><text:span text:style-name="T11"><text:tab/></text:span><text:span text:style-name="T15"># prints 4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1"><text:span text:style-name="T16">What happens when we pass an empty array? <text:s/>An atomic value?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ype-checking array parameter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Since Python is <text:span text:style-name="T2">dynamically</text:span>-typed, the function definition doesn't specify what <text:span text:style-name="T2">type</text:span> the parameter is, or even that it needs to be a <text:span text:style-name="T2">list</text:span></text:p>
              </text:list-item>
            </text:list>
            <text:list text:style-name="L4">
              <text:list-item>
                <text:list>
                  <text:list-item>
                    <text:p text:style-name="P6">Easy way out: state expected type in <text:span text:style-name="T2">precondi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Or do <text:span text:style-name="T2">type checking</text:span> in the function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7">if type(array) != list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7">print "Need to pass this function a list!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7">retur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May also want to check for <text:span text:style-name="T2">empty</text:span> list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7">if len(array) == 0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5">for, len()</text:span>, etc. don't work on <text:span text:style-name="T2">atomic</text:span> typ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rray parameters in M2/C/etc.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In <text:span text:style-name="T2">statically</text:span>-typed languages like M2, C, etc., the procedure declaration needs to specify that the parameter is an <text:span text:style-name="T2">array</text:span>, and the <text:span text:style-name="T2">type</text:span> of its elements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M2</text:span>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5">PROCEDURE Average(myList: ARRAY of REAL) : REAL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C</text:span>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5">float average(float* myList, unsigned int len) {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1">In M2, <text:span text:style-name="T5">HIGH(myList)</text:span> gets the <text:span text:style-name="T2">length</text:span></text:p>
              </text:list-item>
            </text:list>
            <text:list text:style-name="L4">
              <text:list-item>
                <text:p text:style-name="P11">In C, length is <text:span text:style-name="T2">unknown</text:span> (pass in separately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Multidimensional array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2">Multidimensional</text:span> arrays are simply arrays of arrays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3">myMatrix = [ [0.0, 0.1, 0.2, 0.3],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3"><text:tab/></text:span><text:span text:style-name="T13"><text:tab/></text:span><text:span text:style-name="T13"><text:tab/></text:span><text:span text:style-name="T13"><text:tab/></text:span><text:span text:style-name="T13">[1.0, 1.1, 1.2, 1.3],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3"><text:tab/></text:span><text:span text:style-name="T13"><text:tab/></text:span><text:span text:style-name="T13"><text:tab/></text:span><text:span text:style-name="T13"><text:tab/></text:span><text:span text:style-name="T13">[2,0, 2.1, 2.2, 2.3] 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1"><text:span text:style-name="T2">Accessing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3">myMatrix[1][2] = 1.2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1"><text:span text:style-name="T2">Row-major</text:span> convention:</text:p>
              </text:list-item>
            </text:list>
          </draw:text-box>
        </draw:frame>
        <draw:frame draw:style-name="gr3" draw:id="id2" draw:layer="layout" svg:width="7.411cm" svg:height="3.404cm" svg:x="14.549cm" svg:y="15.0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6" draw:id="id1" draw:layer="layout" svg:width="4.469cm" svg:height="1.038cm" svg:x="22.761cm" svg:y="13.945cm">
          <draw:text-box>
            <text:p text:style-name="P1"><text:span text:style-name="T7">myMatrix[1]</text:span></text:p>
          </draw:text-box>
        </draw:frame>
        <draw:connector draw:style-name="gr5" draw:text-style-name="P17" draw:layer="layout" draw:type="line" svg:x1="22.761cm" svg:y1="14.464cm" svg:x2="21.96cm" svg:y2="16.707cm" draw:start-shape="id1" draw:start-glue-point="3" draw:end-shape="id2" draw:end-glue-point="1">
          <text:p text:style-name="P1"/>
        </draw:connector>
        <draw:ellipse draw:style-name="gr6" draw:text-style-name="P17" draw:id="id4" draw:layer="layout" svg:width="1.905cm" svg:height="1.27cm" svg:x="18.215cm" svg:y="16.175cm">
          <text:p text:style-name="P1"/>
        </draw:ellipse>
        <draw:connector draw:style-name="gr7" draw:text-style-name="P17" draw:id="id7" draw:layer="layout" draw:type="curve" svg:x1="12.235cm" svg:y1="11.435cm" svg:x2="19.167cm" svg:y2="16.175cm" draw:start-shape="id3" draw:start-glue-point="1" draw:end-shape="id4" draw:end-glue-point="0">
          <text:p text:style-name="P1"/>
        </draw:connector>
        <draw:ellipse draw:style-name="gr8" draw:text-style-name="P17" draw:id="id3" draw:layer="layout" svg:width="1.905cm" svg:height="1.27cm" svg:x="10.33cm" svg:y="10.8cm">
          <text:p text:style-name="P1"/>
        </draw:ellipse>
        <draw:ellipse draw:style-name="gr6" draw:text-style-name="P17" draw:id="id5" draw:layer="layout" svg:width="8.888cm" svg:height="1.27cm" svg:x="13.972cm" svg:y="16.175cm">
          <text:p text:style-name="P1"/>
        </draw:ellipse>
        <draw:connector draw:style-name="gr7" draw:text-style-name="P17" draw:id="id6" draw:layer="layout" draw:type="curve" svg:x1="24.995cm" svg:y1="14.983cm" svg:x2="22.86cm" svg:y2="16.81cm" draw:start-shape="id1" draw:start-glue-point="2" draw:end-shape="id5" draw:end-glue-point="1">
          <text:p text:style-name="P1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5" smil:attributeName="visibility" smil:to="visible"/>
                  <anim:transitionFilter smil:dur="0.5s" smil:targetElement="id5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" smil:attributeName="visibility" smil:to="visible"/>
                  <anim:transitionFilter smil:dur="0.5s" smil:targetElement="id3" smil:type="barWipe" smil:subtype="leftToRigh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Iterating through multidim arrays</text:p>
          </draw:text-box>
        </draw:frame>
        <draw:frame presentation:style-name="pr7" draw:text-style-name="P10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7">def</text:span><text:span text:style-name="T18"> </text:span><text:span text:style-name="T12">matrix_average</text:span><text:span text:style-name="T18">(matrix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3">"""Return the average value from the 2D matrix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3">Pre: matrix must be a non-empty 2D array of scalar values.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4">sum</text:span><text:span text:style-name="T18"> =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4">num_entries</text:span><text:span text:style-name="T18"> =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7">for</text:span><text:span text:style-name="T18"> </text:span><text:span text:style-name="T14">row</text:span><text:span text:style-name="T18"> in range(</text:span><text:span text:style-name="T17">len</text:span><text:span text:style-name="T18">(matrix)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17">for</text:span><text:span text:style-name="T18"> </text:span><text:span text:style-name="T14">col</text:span><text:span text:style-name="T18"> in range(</text:span><text:span text:style-name="T17">len</text:span><text:span text:style-name="T18">(matrix[row]))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8"><text:span text:style-name="T14">sum</text:span><text:span text:style-name="T18"> += matrix[</text:span><text:span text:style-name="T14">row</text:span><text:span text:style-name="T18">][</text:span><text:span text:style-name="T14">col</text:span><text:span text:style-name="T18">]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14">num_entries</text:span><text:span text:style-name="T18"> += </text:span><text:span text:style-name="T17">len</text:span><text:span text:style-name="T18">(matrix[row]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7">return</text:span><text:span text:style-name="T18"> </text:span><text:span text:style-name="T14">sum</text:span><text:span text:style-name="T18"> / </text:span><text:span text:style-name="T14">num_entri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1">What if rows are not all equal length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List operations (Python specific)</text:p>
          </draw:text-box>
        </draw:frame>
        <draw:frame presentation:style-name="pr5" draw:text-style-name="P11" draw:layer="layout" svg:width="25.199cm" svg:height="14.85cm" svg:x="1.4cm" svg:y="4.507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9">myApples = [ "Fuji", "Gala", "Golden Delicious" 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1">Test for list <text:span text:style-name="T2">membership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9">if "Fuji" in myApples: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20"># Tru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2">Concatenate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9">[ 'a', 'b', 'c' ] + [ 'd', 'e' ]</text:span><text:span text:style-name="T19"><text:tab/>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1"><text:span text:style-name="T2">Repeat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9">[ 'a', 'b', 'c' ] * 2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1"><text:span text:style-name="T2">Modify</text:span> list entries (mutability)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9">myApples[1] = "Braeburn"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1">Convert a <text:span text:style-name="T2">string</text:span> to a list of characters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9">list("Hello World!")</text:span><text:span text:style-name="T19"><text:tab/></text:span><text:span text:style-name="T19"><text:tab/></text:span><text:span text:style-name="T19"><text:tab/></text:span><text:span text:style-name="T19"><text:tab/></text:span><text:span text:style-name="T20"># ['H', 'e', 'l', 'l', 'o', ...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More list operation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2">Delete</text:span> an element of the list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3">del myApples[1]</text:span><text:span text:style-name="T13"><text:tab/></text:span><text:span text:style-name="T13"><text:tab/></text:span><text:span text:style-name="T17"># [ "Fuji", "Golden Delicious" 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1">List <text:span text:style-name="T2">slice</text:span> (<text:span text:style-name="T21">start</text:span>:<text:span text:style-name="T21">end</text:span>)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3">myApples[0:1]</text:span><text:span text:style-name="T13"><text:tab/></text:span><text:span text:style-name="T13"><text:tab/></text:span><text:span text:style-name="T17"># [ "Fuji", "Gala" 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1">Assignment is <text:span text:style-name="T2">aliasing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3">yourApples = myApples</text:span><text:span text:style-name="T13"><text:tab/></text:span><text:span text:style-name="T13"><text:tab/></text:span><text:span text:style-name="T17"># points to same array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1">Use a whole-list slice to <text:span text:style-name="T2">copy</text:span> a list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3">yourApples = myApples[: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7"># [:] is shorthand for [0:-1] or [0:len(myApples)-1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9" draw:layer="layout" svg:width="25.199cm" svg:height="3.178cm" svg:x="1cm" svg:y="0.337cm" presentation:class="title" presentation:user-transformed="true">
          <draw:text-box>
            <text:p text:style-name="P1"><text:span text:style-name="T4">Summary of today (§5.5-5.10, Py ch8)</text:span>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Python <text:span text:style-name="T2">lists</text:span> vs. M2/C <text:span text:style-name="T2">arrays</text:span></text:p>
              </text:list-item>
            </text:list>
            <text:list text:style-name="L4">
              <text:list-item>
                <text:p text:style-name="P5">Lists as function <text:span text:style-name="T2">parameters</text:span></text:p>
              </text:list-item>
            </text:list>
            <text:list text:style-name="L4">
              <text:list-item>
                <text:p text:style-name="P5"><text:span text:style-name="T2">Multidimensional</text:span> arrays/lists</text:p>
              </text:list-item>
            </text:list>
            <text:list text:style-name="L4">
              <text:list-item>
                <text:p text:style-name="P5"><text:span text:style-name="T2">Python</text:span>-specific list operations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Membership</text:span> (<text:span text:style-name="T5">in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Concatenate</text:span> (<text:span text:style-name="T5">+</text:span>), <text:span text:style-name="T2">repeat</text:span> (<text:span text:style-name="T5">*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Delete</text:span> (<text:span text:style-name="T5">del</text:span>), <text:span text:style-name="T2">slice</text:span> (<text:span text:style-name="T5">[s:e]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Aliasing</text:span> vs. <text:span text:style-name="T2">copying</text:span> list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2">Lab 03</text:span> due next <text:span text:style-name="T5">MTW</text:span>:</text:p>
              </text:list-item>
            </text:list>
            <text:list text:style-name="L4">
              <text:list-item>
                <text:list>
                  <text:list-item>
                    <text:p text:style-name="P6">M2 ch4 # (<text:span text:style-name="T5">24</text:span> or <text:span text:style-name="T5">27</text:span> or <text:span text:style-name="T5">37</text:span>)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">Quiz ch4-5</text:span> next <text:span text:style-name="T5">Mon</text:span></text:p>
              </text:list-item>
            </text:list>
            <text:list text:style-name="L4">
              <text:list-item>
                <text:p text:style-name="P5">Read through <text:span text:style-name="T2">M2 ch5</text:span> and <text:span text:style-name="T2">Py ch8</text:span><text:line-break/></text:p>
              </text:list-item>
            </text:list>
            <text:list text:style-name="L4">
              <text:list-item>
                <text:p text:style-name="P5"><text:span text:style-name="T2">Midterm ch1-5</text:span> next week <text:span text:style-name="T5">Fri 6Oct</text:span></text:p>
              </text:list-item>
            </text:list>
            <text:list text:style-name="L4">
              <text:list-item>
                <text:list>
                  <text:list-item>
                    <text:p text:style-name="P6">See<text:span text:style-name="T2"> </text:span><text:span text:style-name="T22"><text:a xlink:href="http://twu.seanho.com/05fall/cmpt14x/exam1.html">sample midterm</text:a></text:span><text:span text:style-name="T23"> </text:span><text:span text:style-name="T24"><text:a xlink:href="http://twu.seanho.com/05fall/cmpt14x/exam1-key.html">(with solutions)</text:a></text:span><text:line-break/>under <text:span text:style-name="T5">Fall 2005 CMPT14x </text:span>homepag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10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10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9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0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10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1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4$Build-9070</meta:generator>
    <meta:initial-creator>Sean Ho</meta:initial-creator>
    <meta:creation-date>2006-09-28T16:02:54</meta:creation-date>
    <dc:creator>Sean Ho</dc:creator>
    <dc:date>2006-09-29T16:16:45</dc:date>
    <dc:language>en-US</dc:language>
    <meta:editing-cycles>17</meta:editing-cycles>
    <meta:editing-duration>PT6H37M58S</meta:editing-duration>
    <meta:user-defined meta:name="Info 1"/>
    <meta:user-defined meta:name="Info 2"/>
    <meta:user-defined meta:name="Info 3"/>
    <meta:user-defined meta:name="Info 4"/>
    <meta:document-statistic meta:object-count="10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style math:fontweight="bold">
          <math:mrow>
            <math:mstyle math:color="white">
              <math:mrow>
                <math:mfenced math:open="" math:close="">
                  <math:mtable>
                    <math:mtr>
                      <math:mtd>
                        <math:mn>0.0</math:mn>
                      </math:mtd>
                      <math:mtd>
                        <math:mn>0.1</math:mn>
                      </math:mtd>
                      <math:mtd>
                        <math:mn>0.2</math:mn>
                      </math:mtd>
                      <math:mtd>
                        <math:mn>0.3</math:mn>
                      </math:mtd>
                    </math:mtr>
                    <math:mtr>
                      <math:mtd>
                        <math:mn>1.0</math:mn>
                      </math:mtd>
                      <math:mtd>
                        <math:mn>1.1</math:mn>
                      </math:mtd>
                      <math:mtd>
                        <math:mn>1.2</math:mn>
                      </math:mtd>
                      <math:mtd>
                        <math:mn>1.3</math:mn>
                      </math:mtd>
                    </math:mtr>
                    <math:mtr>
                      <math:mtd>
                        <math:mn>2.0</math:mn>
                      </math:mtd>
                      <math:mtd>
                        <math:mn>2.1</math:mn>
                      </math:mtd>
                      <math:mtd>
                        <math:mn>2.2</math:mn>
                      </math:mtd>
                      <math:mtd>
                        <math:mn>2.3</math:mn>
                      </math:mtd>
                    </math:mtr>
                  </math:mtable>
                </math:mfenced>
              </math:mrow>
            </math:mstyle>
          </math:mrow>
        </math:mstyle>
      </math:mrow>
    </math:mstyle>
    <math:annotation math:encoding="StarMath 5.0">size 24 bold color white
left ( matrix{0.0 # 0.1 # 0.2 # 0.3 ## 1.0 # 1.1 # 1.2 # 1.3 ## 2.0 # 2.1 # 2.2 # 2.3}  right ) </math:annotation>
  </math:semantics>
</math:math>
</file>